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ahoma1" svg:font-family="Tahoma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ystem" style:font-pitch="variable"/>
    <style:font-face style:name="iYaHei" svg:font-family="iYaHei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 text:is-list-header="true">背景知识</text:h>
      <text:p text:style-name="Text_20_body"><text:span text:style-name="Strong_20_Emphasis">一、网络管理基本概念</text:span> </text:p>
      <text:p text:style-name="Text_20_body">现在网络上有各种网络设备，这就意味着实现对各种硬件平台、各种软件操作系统中运行程序的统一管理不太可能。实际上，对这些程序的管理无非就是需要 向它们发送命令和数据，以及从它们那里取得数据和状态信息。这样，系统需要一个管理者的角色和被管理对象（managed object，MO）。由于一般程序都有多种对象需要被管理（对应一组不同的网络资源），因此，我们可以用一个程序作为代理（Agent），将这些被管理 对象全部包装起来， 实现对管理者的统一交互。 </text:p>
      <text:p text:style-name="Text_20_body">要实现对被管理程序（代理）的管理，管理者需要知道被管理程序中的信息模型（实际上就是代理包含的被管理对象的信息模型）。为了这些信息的传送，人 们就必须在管理者和被管理者之间规定一个网络协议。所以，ITU规定了信息模型定义的语法 (GDMO，Guidelines for Definition of Managed Objects)、OSI应用层的协议(CMIP，Common Management Information Protocol)、 标准的数据描述语言(ASN.1，Abstract Syntax Notation One)。 </text:p>
      <text:p text:style-name="Text_20_body">GDMO语法主要用来描述各种网络中需要被管理的各种具体和抽象的资源。一般厂商的设备都需要用这种语法将该设备的信息模型描述出来，以方便用户或 者别的厂商实现对该设备的管理。CMIP的下层协议一般使用OSI的协议堆栈，主要用来实现对GDMO定义对象的各种操作， 如创建、 删除对象实例、 属性的读写等等。由于硬件不同，软件平台上的数据格式（编码格式、字长、结构内部寻址边界等等）的不同，TMN的管 理者和被管理者必须通过统一的数据描述语法ASN.1描述，保证对接收的数据作出正确的解析，取出正确的数据内容。 </text:p>
      <text:p text:style-name="Text_20_body">ASN.1不仅是一种数据描述语言，它还为通信的双方规定了同一种数据编码格式，例如BER（Basic Encoding Rule）。在一个管理程序和被管理程序之间，用标准的GDMO定义信息模型，用ASN.1定义交互数据，用CMIP实现交互操作。这三点实现以后，我们 就可以认为设备之间遵从了TMN中功能模块间的Q3接口（Reference Point）标准。当然，ITU还规定了别的接口，像Qx、X等，这些接口可以认为是为Q3服务的。 </text:p>
      <text:p text:style-name="Text_20_body"><text:span text:style-name="Strong_20_Emphasis">二、网络管理的发展</text:span> </text:p>
      <text:p text:style-name="Text_20_body">从广义上讲,任何一个系统都需要管理,只是根据系统的大小、复杂性的高低,管理在系统中的重要性也有重有轻。网络当然也是一个系统。</text:p>
      <text:p text:style-name="Text_20_body">研究开发者们迅速展开了对网络管理的研究,并提出了多种网络管理方案,包括HEMS(HighLe vel Entity Management Systems),SGMP(the Simple Gateway Monitoring Protocol),CM IS/CMIP(The Common Management Information Service/Protocol),NETVIEW,LANMANA GER等等。到1987年底,Internet的核心管理机构IAB(Internet Activities Board)意识到 需要在众多的网络管理方案中进行选择,以便集中对网络管理的研究。IAB要选择适合于TCP/IP网络、特别是Internet的管理方案。在1988年 3月的会议上,IAB制订了Internet管理的发展策略,即采用SGMP作为短期的Internet的管理解决方案,并在适当的时候转向 CMIS/CMIP。其中,SGMP是在NYSERNET和SURANET上开发应用的网络管理工具,而CMIS/CMIP是80年代中期国际标准化组织 (ISO)和CCITT联合制订的网络管理标准。同时,IAB还分别成立了相应的工作组,对这些方案进行适当的修改,使它们更适于Internet的管 理。 </text:p>
      <text:p text:style-name="Text_20_body"><text:soft-page-break/>这些工作组随后相应推出了SNMP(Simple Network Management Protocol)(1988)和CMOT(CMIP/CMIS On TCP/IP )(1989)。但实际情况的发展并非如IAB所计划的那样。SNMP一推出就得到了广泛的应用和支持,而CMIS/CMIP的实现却由于其复杂性和实现 代价太高而遇到了困难。当ISO不断修改CMIP/CMIS使之趋于成熟时,SNMP在实际应用环境中得到了检验和发展。1990年IETF在RFC 1 157中正式公布了SNMP,1993年4月又发布了SNMP v2(RFC 1441)。当ISO的网络管理标准终于趋向成熟时,SNMP已经得到了数百家厂商的支持,其中包括IBM、HP、Fujitsu、SunSoft等 大公司和厂商。目前SNMP已成为网络管理领域中事实上的工业标准,并被广泛支持和应用, 大多数网络管理系统和平台都是基于SNMP的。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AR PL UMing CN" svg:font-family="'AR PL UMing CN'" style:font-family-generic="roman" style:font-pitch="variable"/>
    <style:font-face style:name="Bitstream Vera Sans" svg:font-family="'Bitstream Vera Sans'" style:font-family-generic="swiss" style:font-pitch="variable"/>
    <style:font-face style:name="Tahoma" svg:font-family="Tahoma" style:font-family-generic="system" style:font-pitch="variable"/>
    <style:font-face style:name="iYaHei" svg:font-family="iYaHei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AR PL UMing CN" fo:font-size="12pt" fo:language="en" fo:country="US" style:letter-kerning="true" style:font-name-asian="iYaHei" style:font-size-asian="10.5pt" style:language-asian="zh" style:country-asian="CN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Bitstream Vera Sans" fo:font-size="14pt" style:font-name-asian="iYaHe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style:font-name="AR PL UMing CN" fo:font-size="24pt" fo:font-weight="bold" style:font-name-asian="iYaHei" style:font-size-asian="24pt" style:font-weight-asian="bold" style:font-name-complex="Tahoma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05T17:03:52</meta:creation-date>
    <meta:document-statistic meta:table-count="0" meta:image-count="0" meta:object-count="0" meta:page-count="2" meta:paragraph-count="10" meta:word-count="766" meta:character-count="2005"/>
    <dc:date>2009-02-05T17:04:10</dc:date>
    <meta:editing-duration>PT00H00M20S</meta:editing-duration>
    <meta:editing-cycles>1</meta:editing-cycles>
    <meta:generator>OpenOffice.org/3.0$Linux OpenOffice.org_project/300m15$Build-9379</meta:generator>
  </office:meta>
</office:document-meta>
</file>